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color="#000000" fo:font-size="13pt" fo:font-weight="bold" officeooo:rsid="0004d14b" officeooo:paragraph-rsid="0004d14b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officeooo:rsid="0004d14b" officeooo:paragraph-rsid="0004d14b" style:font-size-asian="13pt" style:font-size-complex="13pt"/>
    </style:style>
    <style:style style:name="P3" style:family="paragraph" style:parent-style-name="Standard">
      <style:paragraph-properties fo:text-align="center" style:justify-single-word="false"/>
      <style:text-properties fo:font-size="13pt" officeooo:rsid="0004d14b" officeooo:paragraph-rsid="0004d14b" style:font-size-asian="13pt" style:font-size-complex="13pt"/>
    </style:style>
    <style:style style:name="P4" style:family="paragraph" style:parent-style-name="Standard">
      <style:paragraph-properties fo:text-align="justify" style:justify-single-word="false"/>
      <style:text-properties fo:font-size="13pt" officeooo:rsid="0004d14b" officeooo:paragraph-rsid="0004d14b" style:font-size-asian="13pt" style:font-size-complex="13pt"/>
    </style:style>
    <style:style style:name="P5" style:family="paragraph" style:parent-style-name="Standard">
      <style:paragraph-properties fo:text-align="justify" style:justify-single-word="false"/>
      <style:text-properties fo:font-size="13pt" officeooo:rsid="0008af5c" officeooo:paragraph-rsid="0008af5c" style:font-size-asian="13pt" style:font-size-complex="13pt"/>
    </style:style>
    <style:style style:name="P6" style:family="paragraph" style:parent-style-name="Standard">
      <style:paragraph-properties fo:text-align="justify" style:justify-single-word="false"/>
      <style:text-properties fo:font-size="13pt" officeooo:rsid="00054277" officeooo:paragraph-rsid="00054277" style:font-size-asian="13pt" style:font-size-complex="13pt"/>
    </style:style>
    <style:style style:name="P7" style:family="paragraph" style:parent-style-name="Standard">
      <style:paragraph-properties fo:text-align="justify" style:justify-single-word="false"/>
      <style:text-properties fo:font-size="13pt" officeooo:rsid="0006d54d" officeooo:paragraph-rsid="0006d54d" style:font-size-asian="13pt" style:font-size-complex="13pt"/>
    </style:style>
    <style:style style:name="P8" style:family="paragraph" style:parent-style-name="Standard">
      <style:paragraph-properties fo:text-align="justify" style:justify-single-word="false"/>
      <style:text-properties fo:font-size="13pt" officeooo:rsid="0006d54d" officeooo:paragraph-rsid="000aab2f" style:font-size-asian="13pt" style:font-size-complex="13pt"/>
    </style:style>
    <style:style style:name="P9" style:family="paragraph" style:parent-style-name="Standard">
      <style:paragraph-properties fo:text-align="justify" style:justify-single-word="false"/>
      <style:text-properties fo:font-size="13pt" officeooo:paragraph-rsid="000b6f1f" style:font-size-asian="13pt" style:font-size-complex="13pt"/>
    </style:style>
    <style:style style:name="P10" style:family="paragraph" style:parent-style-name="Standard">
      <style:paragraph-properties fo:text-align="justify" style:justify-single-word="false"/>
      <style:text-properties fo:font-size="13pt" officeooo:paragraph-rsid="0054e80d" style:font-size-asian="13pt" style:font-size-complex="13pt"/>
    </style:style>
    <style:style style:name="P11" style:family="paragraph" style:parent-style-name="Standard">
      <style:paragraph-properties fo:text-align="justify" style:justify-single-word="false"/>
      <style:text-properties fo:font-size="13pt" officeooo:rsid="000d6968" officeooo:paragraph-rsid="000d6968" style:font-size-asian="13pt" style:font-size-complex="13pt"/>
    </style:style>
    <style:style style:name="P12" style:family="paragraph" style:parent-style-name="Standard">
      <style:paragraph-properties fo:text-align="justify" style:justify-single-word="false"/>
      <style:text-properties fo:font-size="13pt" officeooo:rsid="000b6f1f" officeooo:paragraph-rsid="000b6f1f" style:font-size-asian="13pt" style:font-size-complex="13pt"/>
    </style:style>
    <style:style style:name="P13" style:family="paragraph" style:parent-style-name="Standard">
      <style:paragraph-properties fo:text-align="justify" style:justify-single-word="false"/>
      <style:text-properties fo:font-size="13pt" officeooo:rsid="003623c0" officeooo:paragraph-rsid="003623c0" style:font-size-asian="13pt" style:font-size-complex="13pt"/>
    </style:style>
    <style:style style:name="P14" style:family="paragraph" style:parent-style-name="Standard">
      <style:paragraph-properties fo:text-align="justify" style:justify-single-word="false"/>
      <style:text-properties fo:font-size="13pt" officeooo:rsid="00427c42" officeooo:paragraph-rsid="00427c42" style:font-size-asian="13pt" style:font-size-complex="13pt"/>
    </style:style>
    <style:style style:name="P15" style:family="paragraph" style:parent-style-name="Standard">
      <style:paragraph-properties fo:text-align="justify" style:justify-single-word="false"/>
      <style:text-properties fo:font-size="13pt" officeooo:rsid="0043d2ad" officeooo:paragraph-rsid="0043d2ad" style:font-size-asian="13pt" style:font-size-complex="13pt"/>
    </style:style>
    <style:style style:name="P16" style:family="paragraph" style:parent-style-name="Standard">
      <style:paragraph-properties fo:text-align="justify" style:justify-single-word="false"/>
      <style:text-properties fo:font-size="13pt" officeooo:rsid="00367766" officeooo:paragraph-rsid="00367766" style:font-size-asian="13pt" style:font-size-complex="13pt"/>
    </style:style>
    <style:style style:name="P17" style:family="paragraph" style:parent-style-name="Standard">
      <style:paragraph-properties fo:text-align="justify" style:justify-single-word="false"/>
      <style:text-properties fo:font-size="13pt" officeooo:rsid="0045edcc" officeooo:paragraph-rsid="0045edcc" style:font-size-asian="13pt" style:font-size-complex="13pt"/>
    </style:style>
    <style:style style:name="P18" style:family="paragraph" style:parent-style-name="Standard">
      <style:paragraph-properties fo:text-align="justify" style:justify-single-word="false"/>
      <style:text-properties fo:font-size="13pt" officeooo:rsid="004b0481" officeooo:paragraph-rsid="004d29f2" style:font-size-asian="13pt" style:font-size-complex="13pt"/>
    </style:style>
    <style:style style:name="P19" style:family="paragraph" style:parent-style-name="Standard">
      <style:paragraph-properties fo:text-align="justify" style:justify-single-word="false"/>
      <style:text-properties fo:font-size="13pt" officeooo:rsid="0045b595" officeooo:paragraph-rsid="0045b595" style:font-size-asian="13pt" style:font-size-complex="13pt"/>
    </style:style>
    <style:style style:name="P20" style:family="paragraph" style:parent-style-name="Standard">
      <style:paragraph-properties fo:text-align="justify" style:justify-single-word="false"/>
      <style:text-properties fo:font-size="13pt" fo:font-weight="bold" officeooo:rsid="000d6968" officeooo:paragraph-rsid="000d6968" style:font-size-asian="13pt" style:font-weight-asian="bold" style:font-size-complex="13pt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size="13pt" fo:font-weight="bold" officeooo:rsid="0011a4d8" officeooo:paragraph-rsid="002756b6" style:font-size-asian="13pt" style:font-weight-asian="bold" style:font-size-complex="13pt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size="13pt" fo:font-weight="bold" officeooo:rsid="00359e4c" officeooo:paragraph-rsid="00359e4c" style:font-size-asian="13pt" style:font-weight-asian="bold" style:font-size-complex="13pt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size="13pt" fo:font-weight="bold" officeooo:rsid="002cc779" officeooo:paragraph-rsid="002cc779" style:font-size-asian="13pt" style:font-weight-asian="bold" style:font-size-complex="13pt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size="13pt" fo:font-weight="bold" officeooo:rsid="000e6626" officeooo:paragraph-rsid="000e6626" style:font-size-asian="13pt" style:font-weight-asian="bold" style:font-size-complex="13pt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size="13pt" fo:font-weight="bold" officeooo:rsid="00102ec9" officeooo:paragraph-rsid="00102ec9" style:font-size-asian="13pt" style:font-weight-asian="bold" style:font-size-complex="13pt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size="13pt" fo:font-weight="normal" officeooo:rsid="000d6968" officeooo:paragraph-rsid="000d6968" style:font-size-asian="13pt" style:font-weight-asian="normal" style:font-size-complex="13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3pt" fo:font-weight="normal" officeooo:rsid="000e6626" officeooo:paragraph-rsid="000e6626" style:font-size-asian="13pt" style:font-weight-asian="normal" style:font-size-complex="13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3pt" fo:font-weight="normal" officeooo:rsid="00102ec9" officeooo:paragraph-rsid="00102ec9" style:font-size-asian="13pt" style:font-weight-asian="normal" style:font-size-complex="13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3pt" fo:font-weight="normal" officeooo:rsid="00102ec9" officeooo:paragraph-rsid="001386e0" style:font-size-asian="13pt" style:font-weight-asian="normal" style:font-size-complex="13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3pt" fo:font-weight="normal" officeooo:rsid="0011a4d8" officeooo:paragraph-rsid="0011a4d8" style:font-size-asian="13pt" style:font-weight-asian="normal" style:font-size-complex="13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3pt" fo:font-weight="normal" officeooo:rsid="0011a4d8" officeooo:paragraph-rsid="002756b6" style:font-size-asian="13pt" style:font-weight-asian="normal" style:font-size-complex="13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3pt" fo:font-weight="normal" officeooo:rsid="001386e0" officeooo:paragraph-rsid="001386e0" style:font-size-asian="13pt" style:font-weight-asian="normal" style:font-size-complex="13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ize="13pt" fo:font-weight="normal" officeooo:rsid="0016943f" officeooo:paragraph-rsid="0016943f" style:font-size-asian="13pt" style:font-weight-asian="normal" style:font-size-complex="13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ize="13pt" fo:font-weight="normal" officeooo:rsid="001acad3" officeooo:paragraph-rsid="001acad3" style:font-size-asian="13pt" style:font-weight-asian="normal" style:font-size-complex="13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ize="13pt" fo:font-weight="normal" officeooo:rsid="001c04f2" officeooo:paragraph-rsid="001c04f2" style:font-size-asian="13pt" style:font-weight-asian="normal" style:font-size-complex="13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ize="13pt" fo:font-weight="normal" officeooo:rsid="001d8175" officeooo:paragraph-rsid="001f6e4f" style:font-size-asian="13pt" style:font-weight-asian="normal" style:font-size-complex="13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ize="13pt" fo:font-weight="normal" officeooo:rsid="001f6e4f" officeooo:paragraph-rsid="001f6e4f" style:font-size-asian="13pt" style:font-weight-asian="normal" style:font-size-complex="13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ize="13pt" fo:font-weight="normal" officeooo:rsid="0025034c" officeooo:paragraph-rsid="0025034c" style:font-size-asian="13pt" style:font-weight-asian="normal" style:font-size-complex="13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ize="13pt" fo:font-weight="normal" officeooo:rsid="0028cd8e" officeooo:paragraph-rsid="0028cd8e" style:font-size-asian="13pt" style:font-weight-asian="normal" style:font-size-complex="13pt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ize="13pt" fo:font-weight="normal" officeooo:rsid="002a20ce" officeooo:paragraph-rsid="002a20ce" style:font-size-asian="13pt" style:font-weight-asian="normal" style:font-size-complex="13pt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ize="13pt" fo:font-weight="normal" officeooo:rsid="002a20ce" officeooo:paragraph-rsid="002ddd76" style:font-size-asian="13pt" style:font-weight-asian="normal" style:font-size-complex="13pt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size="13pt" fo:font-weight="normal" officeooo:rsid="002fffca" officeooo:paragraph-rsid="002fffca" style:font-size-asian="13pt" style:font-weight-asian="normal" style:font-size-complex="13pt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size="13pt" fo:font-weight="normal" officeooo:rsid="0038542e" officeooo:paragraph-rsid="0038542e" style:font-size-asian="13pt" style:font-weight-asian="normal" style:font-size-complex="13pt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size="13pt" fo:font-weight="normal" officeooo:rsid="002316bf" officeooo:paragraph-rsid="003ed8aa" style:font-size-asian="13pt" style:font-weight-asian="normal" style:font-size-complex="13pt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size="13pt" fo:font-weight="normal" officeooo:rsid="000b6f1f" officeooo:paragraph-rsid="005569ce" style:font-size-asian="13pt" style:font-weight-asian="normal" style:font-size-complex="13pt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size="13pt" fo:font-weight="normal" officeooo:rsid="00569beb" officeooo:paragraph-rsid="00569beb" style:font-size-asian="13pt" style:font-weight-asian="normal" style:font-size-complex="13pt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size="13pt" style:text-underline-style="none" fo:font-weight="bold" officeooo:rsid="002d8116" officeooo:paragraph-rsid="002d8116" style:font-size-asian="13pt" style:font-weight-asian="bold" style:font-size-complex="13pt" style:font-weight-complex="bold"/>
    </style:style>
    <style:style style:name="P48" style:family="paragraph" style:parent-style-name="Standard">
      <style:paragraph-properties fo:text-align="justify" style:justify-single-word="false"/>
      <style:text-properties style:text-position="0% 100%" fo:font-size="13pt" fo:font-weight="normal" officeooo:rsid="001386e0" officeooo:paragraph-rsid="001386e0" style:font-size-asian="13pt" style:font-weight-asian="normal" style:font-size-complex="13pt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text-position="0% 100%" fo:font-size="13pt" fo:font-weight="normal" officeooo:rsid="001f6e4f" officeooo:paragraph-rsid="001f6e4f" style:font-size-asian="13pt" style:font-weight-asian="normal" style:font-size-complex="13pt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text-position="0% 100%" fo:font-size="13pt" fo:font-weight="normal" officeooo:rsid="001d8175" officeooo:paragraph-rsid="001d8175" style:font-size-asian="13pt" style:font-weight-asian="normal" style:font-size-complex="13pt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text-position="0% 100%" fo:font-size="13pt" fo:font-weight="normal" officeooo:rsid="0025034c" officeooo:paragraph-rsid="002316bf" style:font-size-asian="13pt" style:font-weight-asian="normal" style:font-size-complex="13pt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text-position="0% 100%" fo:font-size="13pt" fo:font-weight="normal" officeooo:rsid="0025034c" officeooo:paragraph-rsid="0025034c" style:font-size-asian="13pt" style:font-weight-asian="normal" style:font-size-complex="13pt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text-position="0% 100%" fo:font-size="13pt" fo:font-weight="normal" officeooo:rsid="0025034c" officeooo:paragraph-rsid="002756b6" style:font-size-asian="13pt" style:font-weight-asian="normal" style:font-size-complex="13pt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text-position="0% 100%" fo:font-size="13pt" fo:font-weight="normal" officeooo:rsid="005cb554" officeooo:paragraph-rsid="005cb554" style:font-size-asian="13pt" style:font-weight-asian="normal" style:font-size-complex="13pt" style:font-weight-complex="normal"/>
    </style:style>
    <style:style style:name="P55" style:family="paragraph" style:parent-style-name="Standard">
      <style:paragraph-properties fo:text-align="justify" style:justify-single-word="false"/>
      <style:text-properties officeooo:paragraph-rsid="0011a4d8"/>
    </style:style>
    <style:style style:name="P56" style:family="paragraph" style:parent-style-name="Standard">
      <style:paragraph-properties fo:text-align="justify" style:justify-single-word="false"/>
      <style:text-properties officeooo:paragraph-rsid="002fffca"/>
    </style:style>
    <style:style style:name="P57" style:family="paragraph" style:parent-style-name="Standard">
      <style:paragraph-properties fo:text-align="justify" style:justify-single-word="false"/>
      <style:text-properties officeooo:paragraph-rsid="0008af5c"/>
    </style:style>
    <style:style style:name="P58" style:family="paragraph" style:parent-style-name="Standard">
      <style:paragraph-properties fo:text-align="justify" style:justify-single-word="false"/>
      <style:text-properties officeooo:paragraph-rsid="0045edcc"/>
    </style:style>
    <style:style style:name="P59" style:family="paragraph" style:parent-style-name="Standard">
      <style:paragraph-properties fo:text-align="justify" style:justify-single-word="false"/>
      <style:text-properties officeooo:paragraph-rsid="004ba815"/>
    </style:style>
    <style:style style:name="P60" style:family="paragraph" style:parent-style-name="Table_20_Contents">
      <style:paragraph-properties fo:text-align="center" style:justify-single-word="false"/>
      <style:text-properties fo:font-size="13pt" style:font-size-asian="13pt" style:font-size-complex="13pt"/>
    </style:style>
    <style:style style:name="P61" style:family="paragraph" style:parent-style-name="Table_20_Contents">
      <style:paragraph-properties fo:text-align="center" style:justify-single-word="false"/>
      <style:text-properties fo:font-size="13pt" officeooo:rsid="0028cd8e" officeooo:paragraph-rsid="0028cd8e" style:font-size-asian="13pt" style:font-size-complex="13pt"/>
    </style:style>
    <style:style style:name="P62" style:family="paragraph" style:parent-style-name="Table_20_Contents">
      <style:paragraph-properties fo:text-align="center" style:justify-single-word="false"/>
      <style:text-properties fo:font-size="13pt" fo:font-weight="bold" officeooo:rsid="0028cd8e" officeooo:paragraph-rsid="0028cd8e" style:font-size-asian="13pt" style:font-weight-asian="bold" style:font-size-complex="13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font-size="13pt" fo:font-style="normal" fo:font-weight="bold" officeooo:rsid="0028cd8e" officeooo:paragraph-rsid="0028cd8e" style:font-size-asian="13pt" style:font-style-asian="normal" style:font-weight-asian="bold" style:font-size-complex="13pt" style:font-style-complex="normal" style:font-weight-complex="bold"/>
    </style:style>
    <style:style style:name="P64" style:family="paragraph" style:parent-style-name="Standard">
      <style:paragraph-properties fo:text-align="justify" style:justify-single-word="false"/>
      <style:text-properties fo:font-size="13pt" fo:font-weight="normal" officeooo:rsid="001386e0" officeooo:paragraph-rsid="005dc0f7" style:font-size-asian="13pt" style:font-weight-asian="normal" style:font-size-complex="13pt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size="13pt" fo:font-weight="normal" officeooo:rsid="0011a4d8" officeooo:paragraph-rsid="002d8116" style:font-size-asian="13pt" style:font-weight-asian="normal" style:font-size-complex="13pt" style:font-weight-complex="normal"/>
    </style:style>
    <style:style style:name="P66" style:family="paragraph" style:parent-style-name="Standard">
      <style:paragraph-properties fo:text-align="justify" style:justify-single-word="false"/>
      <style:text-properties officeooo:paragraph-rsid="002d8116"/>
    </style:style>
    <style:style style:name="T1" style:family="text">
      <style:text-properties officeooo:rsid="00054277"/>
    </style:style>
    <style:style style:name="T2" style:family="text">
      <style:text-properties officeooo:rsid="000aab2f"/>
    </style:style>
    <style:style style:name="T3" style:family="text">
      <style:text-properties officeooo:rsid="000ee2df"/>
    </style:style>
    <style:style style:name="T4" style:family="text">
      <style:text-properties officeooo:rsid="00102ec9"/>
    </style:style>
    <style:style style:name="T5" style:family="text">
      <style:text-properties style:text-position="super 58%"/>
    </style:style>
    <style:style style:name="T6" style:family="text">
      <style:text-properties style:text-position="super 58%" officeooo:rsid="001f076f"/>
    </style:style>
    <style:style style:name="T7" style:family="text">
      <style:text-properties style:text-position="super 58%" officeooo:rsid="00212cfa"/>
    </style:style>
    <style:style style:name="T8" style:family="text">
      <style:text-properties style:text-position="super 58%" officeooo:rsid="00479b3e"/>
    </style:style>
    <style:style style:name="T9" style:family="text">
      <style:text-properties style:text-position="super 58%" officeooo:rsid="004970d0"/>
    </style:style>
    <style:style style:name="T10" style:family="text">
      <style:text-properties style:text-position="super 58%" fo:font-size="13pt" officeooo:rsid="00536bbb" style:font-size-asian="13pt" style:font-size-complex="13pt"/>
    </style:style>
    <style:style style:name="T11" style:family="text">
      <style:text-properties style:text-position="sub 58%"/>
    </style:style>
    <style:style style:name="T12" style:family="text">
      <style:text-properties style:text-position="sub 58%" officeooo:rsid="00102ec9"/>
    </style:style>
    <style:style style:name="T13" style:family="text">
      <style:text-properties style:text-position="sub 58%" officeooo:rsid="002a20ce"/>
    </style:style>
    <style:style style:name="T14" style:family="text">
      <style:text-properties style:text-position="sub 58%" officeooo:rsid="002cc779"/>
    </style:style>
    <style:style style:name="T15" style:family="text">
      <style:text-properties style:text-position="sub 58%" fo:font-size="13pt" fo:font-weight="normal" officeooo:rsid="002d8116" style:font-size-asian="13pt" style:font-weight-asian="normal" style:font-size-complex="13pt" style:font-weight-complex="normal"/>
    </style:style>
    <style:style style:name="T16" style:family="text">
      <style:text-properties style:text-position="sub 58%" fo:font-size="13pt" fo:font-weight="normal" officeooo:rsid="002a20ce" style:font-size-asian="13pt" style:font-weight-asian="normal" style:font-size-complex="13pt" style:font-weight-complex="normal"/>
    </style:style>
    <style:style style:name="T17" style:family="text">
      <style:text-properties style:text-position="sub 58%" fo:font-size="13pt" officeooo:rsid="004ba815" style:font-size-asian="13pt" style:font-size-complex="13pt"/>
    </style:style>
    <style:style style:name="T18" style:family="text">
      <style:text-properties style:text-position="sub 58%" style:font-name="Liberation Serif" style:font-name-asian="Noto Serif CJK SC" style:font-name-complex="Lohit Devanagari"/>
    </style:style>
    <style:style style:name="T19" style:family="text">
      <style:text-properties style:text-position="sub 58%" officeooo:rsid="004654de"/>
    </style:style>
    <style:style style:name="T20" style:family="text">
      <style:text-properties style:text-position="sub 58%" fo:font-size="15pt" officeooo:rsid="00390f04" style:font-size-asian="15pt" style:font-size-complex="15pt"/>
    </style:style>
    <style:style style:name="T21" style:family="text">
      <style:text-properties style:text-position="sub 58%" fo:font-size="16pt" officeooo:rsid="003aa83c" style:font-size-asian="16pt" style:font-size-complex="16pt"/>
    </style:style>
    <style:style style:name="T22" style:family="text">
      <style:text-properties style:text-position="0% 100%"/>
    </style:style>
    <style:style style:name="T23" style:family="text">
      <style:text-properties style:text-position="0% 100%" officeooo:rsid="001d8175"/>
    </style:style>
    <style:style style:name="T24" style:family="text">
      <style:text-properties style:text-position="0% 100%" officeooo:rsid="001f076f"/>
    </style:style>
    <style:style style:name="T25" style:family="text">
      <style:text-properties style:text-position="0% 100%" officeooo:rsid="001f6e4f"/>
    </style:style>
    <style:style style:name="T26" style:family="text">
      <style:text-properties style:text-position="0% 100%" officeooo:rsid="0025034c"/>
    </style:style>
    <style:style style:name="T27" style:family="text">
      <style:text-properties style:text-position="0% 100%" officeooo:rsid="00268bf9"/>
    </style:style>
    <style:style style:name="T28" style:family="text">
      <style:text-properties style:text-position="0% 100%" officeooo:rsid="002756b6"/>
    </style:style>
    <style:style style:name="T29" style:family="text">
      <style:text-properties style:text-position="0% 100%" officeooo:rsid="002cc779"/>
    </style:style>
    <style:style style:name="T30" style:family="text">
      <style:text-properties style:text-position="0% 100%" style:font-name="Liberation Serif1" style:font-name-asian="Liberation Serif1" style:font-name-complex="Liberation Serif1"/>
    </style:style>
    <style:style style:name="T31" style:family="text">
      <style:text-properties style:text-position="0% 100%" style:font-name="Liberation Serif" style:font-name-asian="Noto Serif CJK SC" style:font-name-complex="Lohit Devanagari"/>
    </style:style>
    <style:style style:name="T32" style:family="text">
      <style:text-properties style:text-position="0% 100%" officeooo:rsid="0038542e"/>
    </style:style>
    <style:style style:name="T33" style:family="text">
      <style:text-properties style:text-position="0% 100%" fo:font-size="13pt" officeooo:rsid="003aa83c" style:font-size-asian="13pt" style:font-size-complex="13pt"/>
    </style:style>
    <style:style style:name="T34" style:family="text">
      <style:text-properties style:text-position="0% 100%" fo:font-size="13pt" officeooo:rsid="0045edcc" style:font-size-asian="13pt" style:font-size-complex="13pt"/>
    </style:style>
    <style:style style:name="T35" style:family="text">
      <style:text-properties style:text-position="0% 100%" fo:font-size="13pt" officeooo:rsid="00536bbb" style:font-size-asian="13pt" style:font-size-complex="13pt"/>
    </style:style>
    <style:style style:name="T36" style:family="text">
      <style:text-properties style:text-position="0% 100%" fo:font-size="13pt" officeooo:rsid="004ba815" style:font-size-asian="13pt" style:font-size-complex="13pt"/>
    </style:style>
    <style:style style:name="T37" style:family="text">
      <style:text-properties style:text-position="0% 100%" fo:font-size="13pt" officeooo:rsid="005569ce" style:font-size-asian="13pt" style:font-size-complex="13pt"/>
    </style:style>
    <style:style style:name="T38" style:family="text">
      <style:text-properties style:text-position="0% 100%" fo:font-size="13pt" officeooo:rsid="005b19b3" style:font-size-asian="13pt" style:font-size-complex="13pt"/>
    </style:style>
    <style:style style:name="T39" style:family="text">
      <style:text-properties style:text-position="0% 100%" officeooo:rsid="003ed8aa"/>
    </style:style>
    <style:style style:name="T40" style:family="text">
      <style:text-properties style:text-position="0% 100%" officeooo:rsid="004000bd"/>
    </style:style>
    <style:style style:name="T41" style:family="text">
      <style:text-properties style:text-position="0% 100%" officeooo:rsid="004654de"/>
    </style:style>
    <style:style style:name="T42" style:family="text">
      <style:text-properties style:text-position="0% 100%" officeooo:rsid="00479b3e"/>
    </style:style>
    <style:style style:name="T43" style:family="text">
      <style:text-properties style:text-position="0% 100%" officeooo:rsid="004970d0"/>
    </style:style>
    <style:style style:name="T44" style:family="text">
      <style:text-properties style:text-position="0% 100%" officeooo:rsid="0054e80d"/>
    </style:style>
    <style:style style:name="T45" style:family="text">
      <style:text-properties style:text-position="0% 100%" officeooo:rsid="00569beb"/>
    </style:style>
    <style:style style:name="T46" style:family="text">
      <style:text-properties style:text-position="0% 100%" fo:font-size="16pt" officeooo:rsid="003aa83c" style:font-size-asian="16pt" style:font-size-complex="16pt"/>
    </style:style>
    <style:style style:name="T47" style:family="text">
      <style:text-properties officeooo:rsid="001735d4"/>
    </style:style>
    <style:style style:name="T48" style:family="text">
      <style:text-properties officeooo:rsid="0017e0b9"/>
    </style:style>
    <style:style style:name="T49" style:family="text">
      <style:text-properties officeooo:rsid="001acad3"/>
    </style:style>
    <style:style style:name="T50" style:family="text">
      <style:text-properties officeooo:rsid="001b5436"/>
    </style:style>
    <style:style style:name="T51" style:family="text">
      <style:text-properties fo:font-size="13pt" fo:font-weight="normal" officeooo:rsid="0011a4d8" style:font-size-asian="13pt" style:font-weight-asian="normal" style:font-size-complex="13pt" style:font-weight-complex="normal"/>
    </style:style>
    <style:style style:name="T52" style:family="text">
      <style:text-properties fo:font-size="13pt" fo:font-weight="normal" officeooo:rsid="002756b6" style:font-size-asian="13pt" style:font-weight-asian="normal" style:font-size-complex="13pt" style:font-weight-complex="normal"/>
    </style:style>
    <style:style style:name="T53" style:family="text">
      <style:text-properties fo:font-size="13pt" fo:font-weight="normal" officeooo:rsid="002d8116" style:font-size-asian="13pt" style:font-weight-asian="normal" style:font-size-complex="13pt" style:font-weight-complex="normal"/>
    </style:style>
    <style:style style:name="T54" style:family="text">
      <style:text-properties fo:font-size="13pt" fo:font-weight="normal" officeooo:rsid="002cc779" style:font-size-asian="13pt" style:font-weight-asian="normal" style:font-size-complex="13pt" style:font-weight-complex="normal"/>
    </style:style>
    <style:style style:name="T55" style:family="text">
      <style:text-properties fo:font-size="13pt" fo:font-weight="normal" officeooo:rsid="002fffca" style:font-size-asian="13pt" style:font-weight-asian="normal" style:font-size-complex="13pt" style:font-weight-complex="normal"/>
    </style:style>
    <style:style style:name="T56" style:family="text">
      <style:text-properties fo:font-size="13pt" fo:font-weight="normal" officeooo:rsid="003e589c" style:font-size-asian="13pt" style:font-weight-asian="normal" style:font-size-complex="13pt" style:font-weight-complex="normal"/>
    </style:style>
    <style:style style:name="T57" style:family="text">
      <style:text-properties fo:font-size="13pt" fo:font-weight="normal" officeooo:rsid="0045b595" style:font-size-asian="13pt" style:font-weight-asian="normal" style:font-size-complex="13pt" style:font-weight-complex="normal"/>
    </style:style>
    <style:style style:name="T58" style:family="text">
      <style:text-properties fo:font-size="13pt" fo:font-style="normal" style:text-underline-style="none" fo:font-weight="bold" officeooo:rsid="0011a4d8" style:font-size-asian="13pt" style:font-style-asian="normal" style:font-weight-asian="bold" style:font-size-complex="13pt" style:font-style-complex="normal" style:font-weight-complex="bold"/>
    </style:style>
    <style:style style:name="T59" style:family="text">
      <style:text-properties fo:font-size="13pt" officeooo:rsid="0008af5c" style:font-size-asian="13pt" style:font-size-complex="13pt"/>
    </style:style>
    <style:style style:name="T60" style:family="text">
      <style:text-properties fo:font-size="13pt" officeooo:rsid="004b0481" style:font-size-asian="13pt" style:font-size-complex="13pt"/>
    </style:style>
    <style:style style:name="T61" style:family="text">
      <style:text-properties fo:font-size="13pt" officeooo:rsid="004ba815" style:font-size-asian="13pt" style:font-size-complex="13pt"/>
    </style:style>
    <style:style style:name="T62" style:family="text">
      <style:text-properties fo:font-size="13pt" officeooo:rsid="004d29f2" style:font-size-asian="13pt" style:font-size-complex="13pt"/>
    </style:style>
    <style:style style:name="T63" style:family="text">
      <style:text-properties fo:font-size="13pt" officeooo:rsid="00536bbb" style:font-size-asian="13pt" style:font-size-complex="13pt"/>
    </style:style>
    <style:style style:name="T64" style:family="text">
      <style:text-properties fo:font-size="13pt" officeooo:rsid="005569ce" style:font-size-asian="13pt" style:font-size-complex="13pt"/>
    </style:style>
    <style:style style:name="T65" style:family="text">
      <style:text-properties officeooo:rsid="00212cfa"/>
    </style:style>
    <style:style style:name="T66" style:family="text">
      <style:text-properties officeooo:rsid="002756b6"/>
    </style:style>
    <style:style style:name="T67" style:family="text">
      <style:text-properties officeooo:rsid="002a20ce"/>
    </style:style>
    <style:style style:name="T68" style:family="text">
      <style:text-properties officeooo:rsid="002acc8d"/>
    </style:style>
    <style:style style:name="T69" style:family="text">
      <style:text-properties officeooo:rsid="002bd4b5"/>
    </style:style>
    <style:style style:name="T70" style:family="text">
      <style:text-properties officeooo:rsid="002cc779"/>
    </style:style>
    <style:style style:name="T71" style:family="text">
      <style:text-properties officeooo:rsid="002d8116"/>
    </style:style>
    <style:style style:name="T72" style:family="text">
      <style:text-properties officeooo:rsid="002ddd76"/>
    </style:style>
    <style:style style:name="T73" style:family="text">
      <style:text-properties officeooo:rsid="0016943f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officeooo:rsid="002fffca"/>
    </style:style>
    <style:style style:name="T76" style:family="text">
      <style:text-properties officeooo:rsid="0032abcd"/>
    </style:style>
    <style:style style:name="T77" style:family="text">
      <style:text-properties officeooo:rsid="0038542e"/>
    </style:style>
    <style:style style:name="T78" style:family="text">
      <style:text-properties officeooo:rsid="00390f04"/>
    </style:style>
    <style:style style:name="T79" style:family="text">
      <style:text-properties officeooo:rsid="003c89c3"/>
    </style:style>
    <style:style style:name="T80" style:family="text">
      <style:text-properties officeooo:rsid="003e589c"/>
    </style:style>
    <style:style style:name="T81" style:family="text">
      <style:text-properties officeooo:rsid="003f595d"/>
    </style:style>
    <style:style style:name="T82" style:family="text">
      <style:text-properties officeooo:rsid="004000bd"/>
    </style:style>
    <style:style style:name="T83" style:family="text">
      <style:text-properties officeooo:rsid="0043d2ad"/>
    </style:style>
    <style:style style:name="T84" style:family="text">
      <style:text-properties officeooo:rsid="0045b595"/>
    </style:style>
    <style:style style:name="T85" style:family="text">
      <style:text-properties officeooo:rsid="0045edcc"/>
    </style:style>
    <style:style style:name="T86" style:family="text">
      <style:text-properties officeooo:rsid="004654de"/>
    </style:style>
    <style:style style:name="T87" style:family="text">
      <style:text-properties officeooo:rsid="00479b3e"/>
    </style:style>
    <style:style style:name="T88" style:family="text">
      <style:text-properties officeooo:rsid="004970d0"/>
    </style:style>
    <style:style style:name="T89" style:family="text">
      <style:text-properties officeooo:rsid="004ba815"/>
    </style:style>
    <style:style style:name="T90" style:family="text">
      <style:text-properties officeooo:rsid="004d29f2"/>
    </style:style>
    <style:style style:name="T91" style:family="text">
      <style:text-properties officeooo:rsid="00504be3"/>
    </style:style>
    <style:style style:name="T92" style:family="text">
      <style:text-properties fo:font-style="normal" style:text-underline-style="solid" style:text-underline-width="auto" style:text-underline-color="font-color" fo:font-weight="bold" officeooo:rsid="00504be3" style:font-style-asian="normal" style:font-weight-asian="bold" style:font-style-complex="normal" style:font-weight-complex="bold"/>
    </style:style>
    <style:style style:name="T93" style:family="text">
      <style:text-properties fo:font-style="normal" style:text-underline-style="solid" style:text-underline-width="auto" style:text-underline-color="font-color" fo:font-weight="bold" officeooo:rsid="0058d897" style:font-style-asian="normal" style:font-weight-asian="bold" style:font-style-complex="normal" style:font-weight-complex="bold"/>
    </style:style>
    <style:style style:name="T94" style:family="text">
      <style:text-properties officeooo:rsid="00536bbb"/>
    </style:style>
    <style:style style:name="T95" style:family="text">
      <style:text-properties officeooo:rsid="00569beb"/>
    </style:style>
    <style:style style:name="T96" style:family="text">
      <style:text-properties fo:font-size="15pt" style:font-size-asian="15pt" style:font-size-complex="15pt"/>
    </style:style>
    <style:style style:name="T97" style:family="text">
      <style:text-properties officeooo:rsid="0058d897"/>
    </style:style>
    <style:style style:name="T98" style:family="text">
      <style:text-properties officeooo:rsid="005dc0f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ema 2</text:p>
      <text:p text:style-name="P2"/>
      <text:p text:style-name="P1">Problema 1-<text:span text:style-name="T1">Sah</text:span></text:p>
      <text:p text:style-name="P4"/>
      <text:p text:style-name="P13">Problema reformulata:</text:p>
      <text:p text:style-name="P16">Sa se gaseasca o succesiune de N numere (a<text:span text:style-name="T11">1</text:span>,a<text:span text:style-name="T11">2</text:span>,…<text:span text:style-name="T22">.,a</text:span><text:span text:style-name="T11">N</text:span><text:span text:style-name="T22">),unde 1</text:span><text:span text:style-name="T30">≤</text:span><text:span text:style-name="T22">a</text:span><text:span text:style-name="T11">i</text:span><text:span text:style-name="T30">≤</text:span><text:span text:style-name="T31">N reprezinta linia ocupata de regina ce se afla pe coloana i,astfel incat daca i≠j atunci a</text:span><text:span text:style-name="T18">i </text:span><text:span text:style-name="T31">≠a</text:span><text:span text:style-name="T18">j</text:span><text:span text:style-name="T31">,</text:span><text:span text:style-name="T18"> </text:span><text:span text:style-name="T31">a</text:span><text:span text:style-name="T18">i</text:span><text:span text:style-name="T31">+i≠a</text:span><text:span text:style-name="T18">j</text:span><text:span text:style-name="T31">+j,si <text:s/>a</text:span><text:span text:style-name="T18">i</text:span><text:span text:style-name="T31">-i≠a</text:span><text:span text:style-name="T18">j</text:span><text:span text:style-name="T31">-j.</text:span></text:p>
      <text:p text:style-name="P4"/>
      <text:p text:style-name="P5">Pentru algoritmul determinist:</text:p>
      <text:p text:style-name="P6">Am folosit backtracking pentru a rezolva aceasta problema.</text:p>
      <text:p text:style-name="P6">Intrucat s-a cerut o posibilitate de a aranja reginele,am folosit o variabila globala ‘cont’ care nu mai permite apelul functiei ‘<text:span text:style-name="T79">Afisare</text:span>’ a doua oara (pentru cazul N=8 sunt 92 solutii).</text:p>
      <text:p text:style-name="P11">Se rezolva recurenta T(n)=n*T(n-1)+O(n^2) cu urmatoarele metode: metoda iterativa si metoda arborelui de recurenta.</text:p>
      <text:p text:style-name="P7">Complexitatea temporala este O(n!) .</text:p>
      <text:p text:style-name="P7"/>
      <text:p text:style-name="P5">Pentru algoritmul nedeterminist:</text:p>
      <text:p text:style-name="P5">verif_queen_row<text:span text:style-name="T20">i</text:span><text:span text:style-name="T96"> </text:span><text:span text:style-name="T78">reprezinta numarul (0 sau 1) de regine pe linia i.</text:span></text:p>
      <text:p text:style-name="P57"><text:span text:style-name="T59">verif_queen_diag1</text:span><text:span text:style-name="T21">i</text:span><text:span text:style-name="T46"> </text:span><text:span text:style-name="T33">reprezinta numarul de regine </text:span><text:span text:style-name="T34">(0 sau 1)</text:span><text:span text:style-name="T33"> pe acea diagonala pentru care indicele liniei plus indicele coloanei este egal cu j.</text:span></text:p>
      <text:p text:style-name="P58"><text:span text:style-name="T33">verif_queen_diag2</text:span><text:span text:style-name="T21">j</text:span><text:span text:style-name="T46"> </text:span><text:span text:style-name="T33">reprezinta numarul de regine </text:span><text:span text:style-name="T34">(0 sau 1) </text:span><text:span text:style-name="T33">pe acea diagonala pentru care indicele liniei minus indicele coloanei este egal cu j.</text:span></text:p>
      <text:p text:style-name="P8">Complexitatea temporala este O(n<text:span text:style-name="T2">).</text:span><text:span text:style-name="T87">(Complexitate temporala polinomiala).</text:span></text:p>
      <text:p text:style-name="P12">Acest algoritm este prezentat in fisierul 1_N-Regine_ned.txt</text:p>
      <text:p text:style-name="P9"/>
      <text:p text:style-name="P22">Problema 2-Grafuri</text:p>
      <text:p text:style-name="P18"><text:span text:style-name="T90">P</text:span>entru a obtine si evalua combinarile (subgrafurile),<text:span text:style-name="T90">a</text:span>ceasta problema se rezolva cu backtracking.’<text:span text:style-name="T89">Vector’ reprezinta un vector de matric</text:span><text:span text:style-name="T90">e</text:span><text:span text:style-name="T89"> ce retine matric</text:span><text:span text:style-name="T90">e</text:span><text:span text:style-name="T89">le de adiacenta (din fisierul graf.in s-au preluat acestea). </text:span></text:p>
      <text:p text:style-name="P59"><text:span text:style-name="T60">Functia ‘Combinari’ calculeaza combinarile multimilor de noduri Vj.Combinarile se salveaza intr-un vector de matric</text:span><text:span text:style-name="T62">e</text:span><text:span text:style-name="T60"> ‘Data’.’</text:span><text:span text:style-name="T61">Vertex’ este un vector in care se stocheaza dimensiunea fiecarui graf (Acele V</text:span><text:span text:style-name="T17">i</text:span><text:span text:style-name="T61"> </text:span><text:span text:style-name="T62">din problema</text:span><text:span text:style-name="T61">).</text:span><text:span text:style-name="T63">Complexitatea </text:span><text:span text:style-name="T64">generarii si testarii </text:span><text:span text:style-name="T63">este O(K</text:span><text:span text:style-name="T35">2</text:span><text:span text:style-name="T10">2</text:span><text:span text:style-name="T35">*</text:span><text:span text:style-name="T36">(Combinari de ‘element_Vertex’ luate cate K2)</text:span><text:span text:style-name="T10">2</text:span><text:span text:style-name="T37">+</text:span><text:span text:style-name="T36">K*(Combinari de ‘element_Vertex’ <text:s/>luate cate K2</text:span><text:span text:style-name="T35">)</text:span><text:span text:style-name="T38">)</text:span><text:span text:style-name="T35">.</text:span></text:p>
      <text:p text:style-name="P9"/>
      <text:p text:style-name="P14">Pentru algoritmul nedeterminist:</text:p>
      <text:p text:style-name="P15">Vj reprezinta nodurile grafului j.<text:span text:style-name="T86">Mai mult,V={V</text:span><text:span text:style-name="T19">1</text:span><text:span text:style-name="T41">,V</text:span><text:span text:style-name="T19">2</text:span><text:span text:style-name="T41">,..,V</text:span><text:span text:style-name="T19">K</text:span><text:span text:style-name="T41">}.</text:span></text:p>
      <text:p text:style-name="P15">Ej reprezinta muchiile grafului j.<text:span text:style-name="T86">Mai mult,E={E</text:span><text:span text:style-name="T19">1</text:span><text:span text:style-name="T41">,E</text:span><text:span text:style-name="T19">2</text:span><text:span text:style-name="T41">,...,E</text:span><text:span text:style-name="T19">K</text:span><text:span text:style-name="T41">}.</text:span></text:p>
      <text:p text:style-name="P14">V’j reprezinta nodurile unui subgraf <text:span text:style-name="T83">(s-a folosit choice) </text:span>din graful j.</text:p>
      <text:p text:style-name="P15">marcatj este un vector de elemente marcate.De asemenea,’marcat’ este un vector de vectori.</text:p>
      <text:p text:style-name="P15">Generarea se face intr-un ‘for’ <text:span text:style-name="T85">de la 1 la K </text:span>intrucat <text:span text:style-name="T94">exista</text:span> K grafuri (pentru fiecare graf se genereaza subgrafurile).</text:p>
      <text:p text:style-name="P15">Evident,testarea se face intr-un alt ‘for’ ,<text:span text:style-name="T97">x </text:span><text:span text:style-name="T85">de la 1 la K-1 </text:span><text:span text:style-name="T95">( </text:span><text:span text:style-name="T97">K-1 intrucat este</text:span><text:span text:style-name="T95"> un x+1 </text:span><text:span text:style-name="T97">in bucla</text:span><text:span text:style-name="T95">).</text:span></text:p>
      <text:p text:style-name="P19">La sfarsit,se afiseaza <text:s/>pe cate o linie separata K2 numere, reprezentand indicii nodurilor din cele K grafuri care formeaza subgrafuri izomorfe.</text:p>
      <text:p text:style-name="P17">Complexitatea temporala esteO(K+K*(K2+|<text:span text:style-name="T86">element_V|</text:span><text:span text:style-name="T87">)</text:span><text:span text:style-name="T86">+K*K2+</text:span><text:span text:style-name="T87">(K-1)*K2</text:span><text:span text:style-name="T8">2</text:span><text:span text:style-name="T42">*2*</text:span><text:span text:style-name="T45">|</text:span><text:span text:style-name="T42">element_E|</text:span><text:span text:style-name="T86">)</text:span></text:p>
      <text:p text:style-name="P10"><text:span text:style-name="T87">Complexitatea devine O(</text:span><text:span text:style-name="T88">K*K2</text:span><text:span text:style-name="T9">2</text:span><text:span text:style-name="T43">). </text:span><text:span text:style-name="T44">( </text:span><text:span text:style-name="T42">Complexitate temporala polinomiala </text:span><text:span text:style-name="T44">in K si K2).</text:span></text:p>
      <text:p text:style-name="P45">Acest algoritm este prezentat in fisierul 2_Graf-Izomorf_ned.txt</text:p>
      <text:p text:style-name="P20"><text:soft-page-break/></text:p>
      <text:p text:style-name="P20">Problema 3-Reducere</text:p>
      <text:p text:style-name="P20"/>
      <text:p text:style-name="P26">Se dau 2 probleme.</text:p>
      <text:p text:style-name="P26"/>
      <text:p text:style-name="P26">Problema_1:</text:p>
      <text:p text:style-name="P26">Avem un oras, care are N case si M drumuri bidirectionale care conecteaza aceste case.Din pacate, drumurile s-au stricat si trebuie sa fie reparate. Pentru a putea repara un drum, trebuie sa existe materiale in cel putin una dintre cele 2 case care conecteaza drumul respectiv. Pentru un numar K dat, putem alege K case <text:span text:style-name="T91">in care </text:span><text:span text:style-name="T92">sa in</text:span><text:span text:style-name="T93">t</text:span><text:span text:style-name="T92">roducem materiale </text:span>astfel incat sa putem repara toate drumurile?</text:p>
      <text:p text:style-name="P26"/>
      <text:p text:style-name="P24">Reformularea acestei probleme:</text:p>
      <text:p text:style-name="P27"><text:span text:style-name="T71">Problema_1</text:span>: Dandu-se un graf G = (<text:span text:style-name="T67">V</text:span>, <text:span text:style-name="T67">E</text:span>) si un intreg K, exista un subset <text:span text:style-name="T70">B</text:span> de noduri</text:p>
      <text:p text:style-name="P27">astfel incat |<text:span text:style-name="T70">B</text:span>| <text:span text:style-name="T3">=K</text:span>, iar fiecare muchie are cel putin un capat in <text:span text:style-name="T70">B</text:span>? <text:span text:style-name="T77">(Un vertex cover).</text:span></text:p>
      <text:p text:style-name="P41">Se cunoaste ca |V|=N,|E|=M.<text:span text:style-name="T72">De asemenea,B</text:span><text:span text:style-name="T73">⊆</text:span><text:span text:style-name="T72">V.</text:span></text:p>
      <text:p text:style-name="P42">Se observa ca B este un <text:span text:style-name="T71">vertex cover.</text:span></text:p>
      <text:p text:style-name="P32">Pentru algoritmul nedeterminist:</text:p>
      <text:p text:style-name="P32">Complexitatea temporala este O(K<text:span text:style-name="T5">2</text:span><text:span text:style-name="T22">+N</text:span><text:span text:style-name="T5">2</text:span><text:span text:style-name="T22">(M+K+K))</text:span></text:p>
      <text:p text:style-name="P48">Fie K=N si M=N(N-1)/2 <text:span text:style-name="T65">(graf complet)</text:span></text:p>
      <text:p text:style-name="P32"><text:span text:style-name="T22">Complexitatea temporala devine O(N</text:span><text:span text:style-name="T5">2</text:span><text:span text:style-name="T22">+N</text:span><text:span text:style-name="T5">4</text:span><text:span text:style-name="T22">)=O(N</text:span><text:span text:style-name="T5">4</text:span><text:span text:style-name="T22">). </text:span><text:span text:style-name="T32">(Complexitate temporala polinomiala).</text:span></text:p>
      <text:p text:style-name="P32">Acest algoritm este prezentat in fisierul 3_Problema1_ned.txt</text:p>
      <text:p text:style-name="P27"/>
      <text:p text:style-name="P29">Problema_2:</text:p>
      <text:p text:style-name="P29">David are o colectie de N bancnote vechi, toate diferite intre ele. Se stie ca David e prieten cu multi studenti. De curand a aflat numarul lor, M. Fiecare din cei M studenti detine cate un subset din cele N bancnote pe care le are David. Acesta le da un numar K si le spune ca daca vor 10 la tema, trebuie sa se gaseasca doar K studenti din cei M care sa detina, impreuna, toate tipurile de bancnote pe care le are David. Se pot gasi K astfel de studenti, stiind tipurile de bancnote pe care le are David si tipurile de ba<text:span text:style-name="T76">n</text:span>cnote pe care le detine fiecare dintre cei M studenti?</text:p>
      <text:p text:style-name="P29"/>
      <text:p text:style-name="P34">Fie U colectia lui David de N bancnote vechi.Aceste bancnote sunt diferite intre ele,prin urmare U este o multime.Mai mult,|U|=<text:span text:style-name="T50">N.</text:span></text:p>
      <text:p text:style-name="P29"/>
      <text:p text:style-name="P25">Reformularea acestei probleme:</text:p>
      <text:p text:style-name="P28"><text:span text:style-name="T71">Problema_2</text:span>: Dandu-se o multime <text:span text:style-name="T49">U</text:span>, o colectie S1, S2 ... S<text:span text:style-name="T11">M</text:span> de submultimi ale lui <text:span text:style-name="T49">U</text:span> si un</text:p>
      <text:p text:style-name="P28">intreg K, exista o colectie de K astfel de submultimi care reunite sa dea <text:span text:style-name="T49">U? </text:span><text:span text:style-name="T71">(Un set cover).</text:span></text:p>
      <text:p text:style-name="P35">Se cunoaste ca |U|=N.</text:p>
      <text:p text:style-name="P33">Colectia <text:span text:style-name="T4">S1, S2 ... S</text:span><text:span text:style-name="T12">M</text:span><text:span text:style-name="T4"> de submultimi </text:span>se noteaza cu <text:span text:style-name="T48">S</text:span>,<text:span text:style-name="T47">|</text:span><text:span text:style-name="T48">S</text:span><text:span text:style-name="T47">|=M.</text:span></text:p>
      <text:p text:style-name="P33">Se noteaza cu C colectia cautata.Evident,|C|=K si C⊆<text:span text:style-name="T48">S</text:span>.</text:p>
      <text:p text:style-name="P42"><text:span text:style-name="T23">S</text:span><text:span text:style-name="T22">e observa ca C este un set cover.</text:span></text:p>
      <text:p text:style-name="P50">Pentru algoritmul nedeterminist:</text:p>
      <text:p text:style-name="P36"><text:span text:style-name="T22">Complexitatea temporala este O(</text:span><text:span text:style-name="T24">K</text:span><text:span text:style-name="T6">2</text:span><text:span text:style-name="T24">*</text:span><text:span text:style-name="T27">|</text:span><text:span text:style-name="T24">element_C</text:span><text:span text:style-name="T27">|</text:span><text:span text:style-name="T24">+</text:span><text:span text:style-name="T40">2*</text:span><text:span text:style-name="T25">K*</text:span><text:span text:style-name="T27">|</text:span><text:span text:style-name="T24">element_C</text:span><text:span text:style-name="T27">|</text:span><text:span text:style-name="T25">+N)</text:span></text:p>
      <text:p text:style-name="P44"><text:span text:style-name="T25">I</text:span><text:span text:style-name="T22">nstructiunea “if Si∈C” este complexa.Se cauta in colectia C </text:span><text:span text:style-name="T39">o </text:span><text:span text:style-name="T22">submultime </text:span><text:span text:style-name="T39">de lungime <text:s text:c="7"/>|</text:span><text:span text:style-name="T22">Si</text:span><text:span text:style-name="T39">|</text:span><text:span text:style-name="T22">,</text:span><text:span text:style-name="T26">dupa care se parcurge Si pentru a se verifica element cu element.</text:span></text:p>
      <text:p text:style-name="P51"/>
      <text:p text:style-name="P52"/>
      <text:p text:style-name="P52"><text:soft-page-break/>“if Si∈C” ar avea urmatoarea interpretare:</text:p>
      <text:p text:style-name="P52"/>
      <text:p text:style-name="P52">for j=1:M</text:p>
      <text:p text:style-name="P38"><text:span text:style-name="T22"><text:s text:c="3"/>if(</text:span><text:span text:style-name="T28">|</text:span><text:span text:style-name="T22">Cj</text:span><text:span text:style-name="T28">|</text:span><text:span text:style-name="T22">==N)</text:span></text:p>
      <text:p text:style-name="P52"><text:s text:c="6"/>for y=1:N</text:p>
      <text:p text:style-name="P52"><text:s text:c="11"/>if Si[y] != Cj[y]</text:p>
      <text:p text:style-name="P53"><text:s text:c="14"/>break</text:p>
      <text:p text:style-name="P54">found</text:p>
      <text:p text:style-name="P51"/>
      <text:p text:style-name="P37"><text:span text:style-name="T25">F</text:span><text:span text:style-name="T22">ie K=M,</text:span><text:span text:style-name="T27">|</text:span><text:span text:style-name="T22">element_C</text:span><text:span text:style-name="T27">|</text:span><text:span text:style-name="T22">=N. </text:span><text:span text:style-name="T27">(cazul in care exista un student cu N bancnote).</text:span></text:p>
      <text:p text:style-name="P49">Complexitatea temporala devine O(M<text:span text:style-name="T5">2</text:span>*N+<text:span text:style-name="T82">2*</text:span>M*N+N)<text:span text:style-name="T65">=O(M</text:span><text:span text:style-name="T7">2</text:span><text:span text:style-name="T65">*N).</text:span><text:span text:style-name="T77">(Complexitate temporala polinomiala in N si M).</text:span></text:p>
      <text:p text:style-name="P64">Acest algoritm este prezentat in fisierul 3_Problema<text:span text:style-name="T98">2</text:span>_ned.txt</text:p>
      <text:p text:style-name="P30">Pentru reducere:</text:p>
      <text:p text:style-name="P30"/>
      <text:p text:style-name="P30">Fie 2 probleme Q1 si Q2.</text:p>
      <text:p text:style-name="P55"><text:span text:style-name="T51">Q1 &lt;=p Q2 </text:span><text:span text:style-name="T52">daca e</text:span><text:span text:style-name="T51">xista </text:span><text:span text:style-name="T52">un algoritm determinist tractabil</text:span><text:span text:style-name="T51"> F care transforma datele x din I1 ale problemei Q1 in date F(x) din I2 ale problemei Q2 astfel incat : oricare ar fi x din I1 avem Q1(x) =1 &lt;=&gt; Q2(F(x))=1.</text:span></text:p>
      <text:p text:style-name="P30">Aratam ca <text:span text:style-name="T66">Problema_1</text:span> ≤p <text:span text:style-name="T66">Problema_2 </text:span>construind dintr-o instanta oarecare a problemei</text:p>
      <text:p text:style-name="P31"><text:span text:style-name="T66">Problema_1</text:span> o instanta specifica p<text:span text:style-name="T66">entru</text:span> <text:span text:style-name="T66">Problema_2</text:span>, dupa modelul urmator:</text:p>
      <text:p text:style-name="P21">Transformarea in timp polinomial a datelor de intrare:</text:p>
      <text:p text:style-name="P31"><text:s text:c="2"/></text:p>
      <table:table table:name="Table1" table:style-name="Table1">
        <table:table-column table:style-name="Table1.A"/>
        <table:table-column table:style-name="Table1.B"/>
        <table:table-row table:style-name="TableLine93960492154864">
          <table:table-cell table:style-name="Table1.A1" office:value-type="string">
            <text:p text:style-name="P62">Problema_1</text:p>
          </table:table-cell>
          <table:table-cell table:style-name="Table1.B1" office:value-type="string">
            <text:p text:style-name="P63">Problema_2</text:p>
          </table:table-cell>
        </table:table-row>
        <table:table-row table:style-name="TableLine93960492045216">
          <table:table-cell table:style-name="Table1.A2" office:value-type="string">
            <text:p text:style-name="P61"><text:span text:style-name="T72">G=</text:span>(<text:span text:style-name="T67">V</text:span>,<text:span text:style-name="T67">E</text:span>),K</text:p>
          </table:table-cell>
          <table:table-cell table:style-name="Table1.B2" office:value-type="string">
            <text:p text:style-name="P61">K=K</text:p>
          </table:table-cell>
        </table:table-row>
        <table:table-row table:style-name="TableLine93960492049104">
          <table:table-cell table:style-name="Table1.A2" office:value-type="string">
            <text:p text:style-name="P60"/>
          </table:table-cell>
          <table:table-cell table:style-name="Table1.B2" office:value-type="string">
            <text:p text:style-name="P61">U=<text:span text:style-name="T67">E</text:span></text:p>
          </table:table-cell>
        </table:table-row>
        <table:table-row table:style-name="TableLine93960492051392">
          <table:table-cell table:style-name="Table1.A2" office:value-type="string">
            <text:p text:style-name="P60"/>
          </table:table-cell>
          <table:table-cell table:style-name="Table1.B2" office:value-type="string">
            <text:p text:style-name="P61">S<text:span text:style-name="T11">v</text:span> = { e∈<text:span text:style-name="T67">E</text:span> | ∃ u∈<text:span text:style-name="T67">V</text:span> astfel incat e=(u,v) } </text:p>
          </table:table-cell>
        </table:table-row>
      </table:table>
      <text:p text:style-name="P40"/>
      <text:p text:style-name="P40"><text:span text:style-name="T70">Transformarea </text:span>(G=(V,E),K) → (U,<text:span text:style-name="T68">S</text:span>,K) are o complexitate temporala O(<text:span text:style-name="T69">M</text:span>*<text:span text:style-name="T69">N</text:span>). <text:span text:style-name="T71">(Polinom in N si M).</text:span></text:p>
      <text:p text:style-name="P39">Se demonstreaza ca Problema_1(x) =1 &lt;=&gt; Problema_2(F(x))=1 <text:span text:style-name="T70">(F reprezinta tabelul de mai sus),</text:span><text:span text:style-name="T81">x din I1.</text:span></text:p>
      <text:p text:style-name="P39"/>
      <text:p text:style-name="P43">Numim Problema_1 vertex cover si Problema_2 set cover.</text:p>
      <text:p text:style-name="P43"/>
      <text:p text:style-name="P23">De la stanga <text:span text:style-name="T84">la</text:span> dreapta </text:p>
      <text:p text:style-name="P31">,,=&gt;” ( <text:span text:style-name="T70">B</text:span> <text:span text:style-name="T80">este </text:span><text:span text:style-name="T75">vertex cover </text:span>de dimensiune <text:span text:style-name="T67">K</text:span> <text:span text:style-name="T74">=&gt;</text:span> C={ S<text:span text:style-name="T13">v</text:span> | v∈<text:span text:style-name="T70">B</text:span> } <text:span text:style-name="T80">este </text:span><text:span text:style-name="T75">set cover</text:span> de dimensiune <text:span text:style-name="T67">K </text:span>)</text:p>
      <text:p text:style-name="P31">• Fie <text:span text:style-name="T70">B</text:span> <text:span text:style-name="T84">un </text:span><text:span text:style-name="T75">vertex cover</text:span> de dimensiune <text:span text:style-name="T70">K</text:span> si (u,v) o muchie arbitrara din G.</text:p>
      <text:p text:style-name="P31">• <text:span text:style-name="T70">B </text:span><text:span text:style-name="T80">este </text:span><text:span text:style-name="T75">vertex cover</text:span> =&gt; u∈<text:span text:style-name="T70">B</text:span> sau v∈<text:span text:style-name="T70">B</text:span> =&gt; S<text:span text:style-name="T14">u</text:span>∈C sau S<text:span text:style-name="T14">v</text:span>∈C.</text:p>
      <text:p text:style-name="P31">• Din definitia lui S<text:span text:style-name="T14">i </text:span>: (u,v)∈S<text:span text:style-name="T14">u</text:span><text:span text:style-name="T29"> </text:span>, (u,v)∈S<text:span text:style-name="T14">v</text:span> =&gt; C <text:span text:style-name="T80">este </text:span><text:span text:style-name="T75">set cover.</text:span></text:p>
      <text:p text:style-name="P47">De la dreapta <text:span text:style-name="T84">la </text:span>stranga</text:p>
      <text:p text:style-name="P56"><text:span text:style-name="T51">,,&lt;=” ( C={ S</text:span><text:span text:style-name="T16">v</text:span><text:span text:style-name="T51"> | v∈</text:span><text:span text:style-name="T54">B</text:span><text:span text:style-name="T51"> } </text:span><text:span text:style-name="T56">este </text:span><text:span text:style-name="T55">set cover </text:span><text:span text:style-name="T51">de dimensiune </text:span><text:span text:style-name="T53">K</text:span><text:span text:style-name="T51"> </text:span><text:span text:style-name="T58">=&gt;</text:span><text:span text:style-name="T51"> </text:span><text:span text:style-name="T53">B</text:span><text:span text:style-name="T51">={ v | S</text:span><text:span text:style-name="T15">v</text:span><text:span text:style-name="T51">∈C } </text:span><text:span text:style-name="T56">este </text:span><text:span text:style-name="T55">vertex cover</text:span><text:span text:style-name="T51"> de dimensiune </text:span><text:span text:style-name="T53">K </text:span><text:span text:style-name="T51">)</text:span></text:p>
      <text:p text:style-name="P31">• Fie C <text:span text:style-name="T84">un </text:span><text:span text:style-name="T75">set cover </text:span><text:s/>de dimensiune <text:span text:style-name="T71">K</text:span> si (u,v) o muchie arbitrara din G.</text:p>
      <text:p text:style-name="P66"><text:span text:style-name="T51">• C </text:span><text:span text:style-name="T57">este </text:span><text:span text:style-name="T55">set cover </text:span><text:span text:style-name="T51"><text:s/>=&gt; ∃ S</text:span><text:span text:style-name="T15">i</text:span><text:span text:style-name="T51">∈C </text:span><text:span text:style-name="T53">astfel incat</text:span><text:span text:style-name="T51"> (u,v)∈S</text:span><text:span text:style-name="T15">i</text:span><text:span text:style-name="T51"> =&gt; i=u sau i=v =&gt; u∈</text:span><text:span text:style-name="T53">B</text:span><text:span text:style-name="T51"> sau v∈</text:span><text:span text:style-name="T53">B</text:span><text:span text:style-name="T51"> =&gt; </text:span></text:p>
      <text:p text:style-name="P65"><text:span text:style-name="T71">B</text:span> <text:span text:style-name="T84">este </text:span><text:span text:style-name="T75">vertex cover.</text:span></text:p>
      <text:p text:style-name="P46"><text:soft-page-break/>O tema interesanta.</text:p>
      <text:p text:style-name="P46">Ripanu Catalin-Alexandru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1T11:53:49.747847312</meta:creation-date>
    <dc:date>2021-12-21T23:34:29.664760892</dc:date>
    <meta:editing-duration>PT6H36M58S</meta:editing-duration>
    <meta:editing-cycles>10</meta:editing-cycles>
    <meta:generator>LibreOffice/6.4.7.2$Linux_X86_64 LibreOffice_project/40$Build-2</meta:generator>
    <meta:document-statistic meta:table-count="1" meta:image-count="0" meta:object-count="0" meta:page-count="4" meta:paragraph-count="94" meta:word-count="1070" meta:character-count="6815" meta:non-whitespace-character-count="5786"/>
  </office:meta>
</office:document-meta>
</file>